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0000003E886843E11.png" manifest:media-type="image/png"/>
  <manifest:file-entry manifest:full-path="Pictures/1000000100000730000003E82CC7B6EE.png" manifest:media-type="image/png"/>
  <manifest:file-entry manifest:full-path="Pictures/1000000100000730000003E8D28BB2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ill Sans MT" svg:font-family="'Gill Sans M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965in" style:contextual-spacing="false"/>
      <style:text-properties fo:font-weight="bold" officeooo:rsid="00afd6a9" officeooo:paragraph-rsid="00afd6a9" style:font-weight-asian="bold" style:font-weight-complex="bold"/>
    </style:style>
    <style:style style:name="P2" style:family="paragraph" style:parent-style-name="Standard">
      <style:paragraph-properties fo:margin-top="0in" fo:margin-bottom="0.1965in" style:contextual-spacing="false" fo:text-align="justify" style:justify-single-word="false"/>
      <style:text-properties fo:font-weight="bold" officeooo:rsid="00b4547b" officeooo:paragraph-rsid="00b4547b" style:font-weight-asian="bold" style:font-weight-complex="bold"/>
    </style:style>
    <style:style style:name="P3" style:family="paragraph" style:parent-style-name="Standard">
      <style:paragraph-properties fo:margin-top="0in" fo:margin-bottom="0.1965in" style:contextual-spacing="false" fo:text-align="justify" style:justify-single-word="false"/>
      <style:text-properties fo:font-weight="bold" officeooo:rsid="00a03031" style:font-weight-asian="bold" style:font-weight-complex="bold"/>
    </style:style>
    <style:style style:name="P4" style:family="paragraph" style:parent-style-name="Standard">
      <style:paragraph-properties fo:margin-top="0in" fo:margin-bottom="0.1965in" style:contextual-spacing="false"/>
      <style:text-properties fo:font-weight="bold" officeooo:rsid="00a03031" officeooo:paragraph-rsid="00b4547b" style:font-weight-asian="bold" style:font-weight-complex="bold"/>
    </style:style>
    <style:style style:name="P5" style:family="paragraph" style:parent-style-name="Standard">
      <style:paragraph-properties fo:margin-top="0in" fo:margin-bottom="0.1965in" style:contextual-spacing="false" fo:text-align="justify" style:justify-single-word="false"/>
      <style:text-properties fo:font-weight="bold" officeooo:rsid="00a03031" officeooo:paragraph-rsid="00b4547b" style:font-weight-asian="bold" style:font-weight-complex="bold"/>
    </style:style>
    <style:style style:name="T1" style:family="text">
      <style:text-properties officeooo:rsid="00b874c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nkins Assignment No : <text:span text:style-name="T1">3</text:span></text:p>
      <text:p text:style-name="P4"/>
      <text:p text:style-name="P5"><draw:frame draw:style-name="fr2" draw:name="Image1" text:anchor-type="char" svg:width="6.6929in" svg:height="3.6374in" draw:z-index="0"><draw:image xlink:href="Pictures/1000000100000730000003E8D28BB242.png" xlink:type="simple" xlink:show="embed" xlink:actuate="onLoad" draw:mime-type="image/png"/></draw:frame><text:s/></text:p>
      <text:p text:style-name="P5"><draw:frame draw:style-name="fr2" draw:name="Image2" text:anchor-type="char" svg:width="6.6929in" svg:height="3.6374in" draw:z-index="1"><draw:image xlink:href="Pictures/1000000100000730000003E82CC7B6EE.png" xlink:type="simple" xlink:show="embed" xlink:actuate="onLoad" draw:mime-type="image/png"/></draw:frame><text:s text:c="3"/></text:p>
      <text:p text:style-name="P5"><draw:frame draw:style-name="fr1" draw:name="Image3" text:anchor-type="char" svg:width="6.6929in" svg:height="3.6374in" draw:z-index="2"><draw:image xlink:href="Pictures/1000000100000730000003E886843E1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ill Sans MT" svg:font-family="'Gill Sans M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2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2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2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Gill Sans MT" style:font-family-complex="'Gill Sans MT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Gill Sans MT" style:font-family-complex="'Gill Sans MT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1" style:display-name="Title and Vertical Text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Vertical_20_Text_7e_LT_7e_Gliederung_20_2" style:display-name="Title and Vertical Text~LT~Gliederung 2" style:family="paragraph" style:parent-style-name="Title_20_and_20_Vertical_20_Text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Vertical_20_Text_7e_LT_7e_Gliederung_20_3" style:display-name="Title and Vertical Text~LT~Gliederung 3" style:family="paragraph" style:parent-style-name="Title_20_and_20_Vertical_20_Text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Vertical_20_Text_7e_LT_7e_Gliederung_20_4" style:display-name="Title and Vertical Text~LT~Gliederung 4" style:family="paragraph" style:parent-style-name="Title_20_and_20_Vertical_20_Text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Vertical_20_Text_7e_LT_7e_Gliederung_20_5" style:display-name="Title and Vertical Text~LT~Gliederung 5" style:family="paragraph" style:parent-style-name="Title_20_and_20_Vertical_20_Text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6" style:display-name="Title and Vertical Text~LT~Gliederung 6" style:family="paragraph" style:parent-style-name="Title_20_and_20_Vertical_20_Text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7" style:display-name="Title and Vertical Text~LT~Gliederung 7" style:family="paragraph" style:parent-style-name="Title_20_and_20_Vertical_20_Text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8" style:display-name="Title and Vertical Text~LT~Gliederung 8" style:family="paragraph" style:parent-style-name="Title_20_and_20_Vertical_20_Text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9" style:display-name="Title and Vertical Text~LT~Gliederung 9" style:family="paragraph" style:parent-style-name="Title_20_and_20_Vertical_20_Text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Titel" style:display-name="Title and Vertical Text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Vertical_20_Text_7e_LT_7e_Untertitel" style:display-name="Title and Vertical 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Vertical_20_Text_7e_LT_7e_Notizen" style:display-name="Title and Vertical 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Vertical_20_Text_7e_LT_7e_Hintergrundobjekte" style:display-name="Title and Vertical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Vertical_20_Text_7e_LT_7e_Hintergrund" style:display-name="Title and Vertical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ertical_20_Title_20_and_20_Text_7e_LT_7e_Gliederung_20_1" style:display-name="Vertical Title and Text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ertical_20_Title_20_and_20_Text_7e_LT_7e_Gliederung_20_2" style:display-name="Vertical Title and Text~LT~Gliederung 2" style:family="paragraph" style:parent-style-name="Vertical_20_Title_20_and_20_Text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Vertical_20_Title_20_and_20_Text_7e_LT_7e_Gliederung_20_3" style:display-name="Vertical Title and Text~LT~Gliederung 3" style:family="paragraph" style:parent-style-name="Vertical_20_Title_20_and_20_Text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20_Title_20_and_20_Text_7e_LT_7e_Gliederung_20_4" style:display-name="Vertical Title and Text~LT~Gliederung 4" style:family="paragraph" style:parent-style-name="Vertical_20_Title_20_and_20_Text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Vertical_20_Title_20_and_20_Text_7e_LT_7e_Gliederung_20_5" style:display-name="Vertical Title and Text~LT~Gliederung 5" style:family="paragraph" style:parent-style-name="Vertical_20_Title_20_and_20_Text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6" style:display-name="Vertical Title and Text~LT~Gliederung 6" style:family="paragraph" style:parent-style-name="Vertical_20_Title_20_and_20_Text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7" style:display-name="Vertical Title and Text~LT~Gliederung 7" style:family="paragraph" style:parent-style-name="Vertical_20_Title_20_and_20_Text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8" style:display-name="Vertical Title and Text~LT~Gliederung 8" style:family="paragraph" style:parent-style-name="Vertical_20_Title_20_and_20_Text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9" style:display-name="Vertical Title and Text~LT~Gliederung 9" style:family="paragraph" style:parent-style-name="Vertical_20_Title_20_and_20_Text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Titel" style:display-name="Vertical Title and Text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ertical_20_Title_20_and_20_Text_7e_LT_7e_Untertitel" style:display-name="Vertical Title and 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ertical_20_Title_20_and_20_Text_7e_LT_7e_Notizen" style:display-name="Vertical Title and 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ertical_20_Title_20_and_20_Text_7e_LT_7e_Hintergrundobjekte" style:display-name="Vertical Title and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ertical_20_Title_20_and_20_Text_7e_LT_7e_Hintergrund" style:display-name="Vertical Title and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ction_20_Header_7e_LT_7e_Gliederung_20_1" style:display-name="Section Header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ction_20_Header_7e_LT_7e_Hintergrund" style:display-name="Section 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wo_20_Content_7e_LT_7e_Gliederung_20_1" style:display-name="Two Content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wo_20_Content_7e_LT_7e_Gliederung_20_2" style:display-name="Two Content~LT~Gliederung 2" style:family="paragraph" style:parent-style-name="Two_20_Content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wo_20_Content_7e_LT_7e_Gliederung_20_3" style:display-name="Two Content~LT~Gliederung 3" style:family="paragraph" style:parent-style-name="Two_20_Content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20_Content_7e_LT_7e_Gliederung_20_4" style:display-name="Two Content~LT~Gliederung 4" style:family="paragraph" style:parent-style-name="Two_20_Content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wo_20_Content_7e_LT_7e_Gliederung_20_5" style:display-name="Two Content~LT~Gliederung 5" style:family="paragraph" style:parent-style-name="Two_20_Content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6" style:display-name="Two Content~LT~Gliederung 6" style:family="paragraph" style:parent-style-name="Two_20_Content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7" style:display-name="Two Content~LT~Gliederung 7" style:family="paragraph" style:parent-style-name="Two_20_Content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8" style:display-name="Two Content~LT~Gliederung 8" style:family="paragraph" style:parent-style-name="Two_20_Content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9" style:display-name="Two Content~LT~Gliederung 9" style:family="paragraph" style:parent-style-name="Two_20_Content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Titel" style:display-name="Two Content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wo_20_Content_7e_LT_7e_Untertitel" style:display-name="Two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wo_20_Content_7e_LT_7e_Notizen" style:display-name="Two Conten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wo_20_Content_7e_LT_7e_Hintergrundobjekte" style:display-name="Two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wo_20_Content_7e_LT_7e_Hintergrund" style:display-name="Two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mparison_7e_LT_7e_Gliederung_20_1" style:display-name="Comparison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mparison_7e_LT_7e_Gliederung_20_2" style:display-name="Comparison~LT~Gliederung 2" style:family="paragraph" style:parent-style-name="Comparison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mparison_7e_LT_7e_Gliederung_20_3" style:display-name="Comparison~LT~Gliederung 3" style:family="paragraph" style:parent-style-name="Comparison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mparison_7e_LT_7e_Gliederung_20_4" style:display-name="Comparison~LT~Gliederung 4" style:family="paragraph" style:parent-style-name="Comparison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mparison_7e_LT_7e_Gliederung_20_5" style:display-name="Comparison~LT~Gliederung 5" style:family="paragraph" style:parent-style-name="Comparison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6" style:display-name="Comparison~LT~Gliederung 6" style:family="paragraph" style:parent-style-name="Comparison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7" style:display-name="Comparison~LT~Gliederung 7" style:family="paragraph" style:parent-style-name="Comparison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8" style:display-name="Comparison~LT~Gliederung 8" style:family="paragraph" style:parent-style-name="Comparison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9" style:display-name="Comparison~LT~Gliederung 9" style:family="paragraph" style:parent-style-name="Comparison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Titel" style:display-name="Comparison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mparison_7e_LT_7e_Untertitel" style:display-name="Comparis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mparison_7e_LT_7e_Notizen" style:display-name="Comparison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mparison_7e_LT_7e_Hintergrundobjekte" style:display-name="Comparis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mparison_7e_LT_7e_Hintergrund" style:display-name="Comparison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ntent_20_with_20_Caption_7e_LT_7e_Gliederung_20_1" style:display-name="Content with Caption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ntent_20_with_20_Caption_7e_LT_7e_Gliederung_20_2" style:display-name="Content with Caption~LT~Gliederung 2" style:family="paragraph" style:parent-style-name="Content_20_with_20_Caption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20_with_20_Caption_7e_LT_7e_Gliederung_20_3" style:display-name="Content with Caption~LT~Gliederung 3" style:family="paragraph" style:parent-style-name="Content_20_with_20_Caption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20_with_20_Caption_7e_LT_7e_Gliederung_20_4" style:display-name="Content with Caption~LT~Gliederung 4" style:family="paragraph" style:parent-style-name="Content_20_with_20_Caption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20_with_20_Caption_7e_LT_7e_Gliederung_20_5" style:display-name="Content with Caption~LT~Gliederung 5" style:family="paragraph" style:parent-style-name="Content_20_with_20_Caption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6" style:display-name="Content with Caption~LT~Gliederung 6" style:family="paragraph" style:parent-style-name="Content_20_with_20_Caption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7" style:display-name="Content with Caption~LT~Gliederung 7" style:family="paragraph" style:parent-style-name="Content_20_with_20_Caption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8" style:display-name="Content with Caption~LT~Gliederung 8" style:family="paragraph" style:parent-style-name="Content_20_with_20_Caption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9" style:display-name="Content with Caption~LT~Gliederung 9" style:family="paragraph" style:parent-style-name="Content_20_with_20_Caption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Titel" style:display-name="Content with Caption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ntent_20_with_20_Caption_7e_LT_7e_Untertitel" style:display-name="Content with Capti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ntent_20_with_20_Caption_7e_LT_7e_Notizen" style:display-name="Content with Caption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ntent_20_with_20_Caption_7e_LT_7e_Hintergrundobjekte" style:display-name="Content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ntent_20_with_20_Caption_7e_LT_7e_Hintergrund" style:display-name="Content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Picture_20_with_20_Caption_7e_LT_7e_Gliederung_20_1" style:display-name="Picture with Caption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Picture_20_with_20_Caption_7e_LT_7e_Gliederung_20_2" style:display-name="Picture with Caption~LT~Gliederung 2" style:family="paragraph" style:parent-style-name="Picture_20_with_20_Caption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icture_20_with_20_Caption_7e_LT_7e_Gliederung_20_3" style:display-name="Picture with Caption~LT~Gliederung 3" style:family="paragraph" style:parent-style-name="Picture_20_with_20_Caption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20_with_20_Caption_7e_LT_7e_Gliederung_20_4" style:display-name="Picture with Caption~LT~Gliederung 4" style:family="paragraph" style:parent-style-name="Picture_20_with_20_Caption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icture_20_with_20_Caption_7e_LT_7e_Gliederung_20_5" style:display-name="Picture with Caption~LT~Gliederung 5" style:family="paragraph" style:parent-style-name="Picture_20_with_20_Caption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6" style:display-name="Picture with Caption~LT~Gliederung 6" style:family="paragraph" style:parent-style-name="Picture_20_with_20_Caption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7" style:display-name="Picture with Caption~LT~Gliederung 7" style:family="paragraph" style:parent-style-name="Picture_20_with_20_Caption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8" style:display-name="Picture with Caption~LT~Gliederung 8" style:family="paragraph" style:parent-style-name="Picture_20_with_20_Caption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9" style:display-name="Picture with Caption~LT~Gliederung 9" style:family="paragraph" style:parent-style-name="Picture_20_with_20_Caption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Titel" style:display-name="Picture with Caption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Picture_20_with_20_Caption_7e_LT_7e_Untertitel" style:display-name="Picture with Capti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Picture_20_with_20_Caption_7e_LT_7e_Notizen" style:display-name="Picture with Caption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Picture_20_with_20_Caption_7e_LT_7e_Hintergrundobjekte" style:display-name="Picture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Picture_20_with_20_Caption_7e_LT_7e_Hintergrund" style:display-name="Picture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3:18:55.206539708</meta:creation-date>
    <dc:date>2026-04-21T19:29:08.500959918</dc:date>
    <meta:editing-duration>P1DT14H30M21S</meta:editing-duration>
    <meta:editing-cycles>74</meta:editing-cycles>
    <meta:generator>LibreOffice/24.2.7.2$Linux_X86_64 LibreOffice_project/420$Build-2</meta:generator>
    <meta:document-statistic meta:table-count="0" meta:image-count="3" meta:object-count="0" meta:page-count="2" meta:paragraph-count="3" meta:word-count="5" meta:character-count="29" meta:non-whitespace-character-count="21"/>
  </office:meta>
</office:document-meta>
</file>